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3.895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2.886cm"/>
    </style:style>
    <style:style style:name="co5" style:family="table-column">
      <style:table-column-properties fo:break-before="auto" style:column-width="7.054cm"/>
    </style:style>
    <style:style style:name="co6" style:family="table-column">
      <style:table-column-properties fo:break-before="auto" style:column-width="23.671cm"/>
    </style:style>
    <style:style style:name="co7" style:family="table-column">
      <style:table-column-properties fo:break-before="auto" style:column-width="6.34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94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dc3e6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name-complex="Calibri" style:font-size-complex="22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fo:background-color="#a9d18e" fo:border="0.74pt solid #000000" style:rotation-align="none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</style:style>
    <style:style style:name="ce3" style:family="table-cell" style:parent-style-name="Default">
      <style:table-cell-properties fo:background-color="#bfbfbf" fo:border="0.74pt solid #000000" style:rotation-align="none">
        <loext:background-complex-color loext:theme-type="light1" loext:color-type="theme">
          <loext:transformation loext:type="lummod" loext:value="7500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7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ackground-color="#a9d18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style:diagonal-bl-tr="none" style:diagonal-tl-br="none" fo:border="0.74pt solid #000000" style:rotation-align="none"/>
    </style:style>
    <style:style style:name="ce11" style:family="table-cell" style:parent-style-name="Default">
      <style:table-cell-properties fo:background-color="#a9d18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start" css3t:text-justify="auto" fo:margin-left="0cm" style:writing-mode="page"/>
    </style:style>
    <style:style style:name="ce13" style:family="table-cell" style:parent-style-name="Default">
      <style:table-cell-properties fo:background-color="#bfbfbf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hyperlink" loext:color-type="theme"/>
      </style:text-properties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7"/>
        <table:table-column table:style-name="co3" table:default-cell-style-name="ce6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row table:style-name="ro1">
          <table:table-cell table:style-name="ce1" office:value-type="string" calcext:value-type="string" table:number-columns-spanned="7" table:number-rows-spanned="1">
            <text:p>BOM First TestStation</text:p>
          </table:table-cell>
          <table:covered-table-cell table:number-columns-repeated="6" table:style-name="ce1"/>
        </table:table-row>
        <table:table-row table:style-name="ro1">
          <table:table-cell table:style-name="ce1" office:value-type="string" calcext:value-type="string" table:number-columns-spanned="7" table:number-rows-spanned="1">
            <text:p>110-1000-010</text:p>
          </table:table-cell>
          <table:covered-table-cell table:number-columns-repeated="6" table:style-name="ce1"/>
        </table:table-row>
        <table:table-row table:style-name="ro2">
          <table:table-cell table:style-name="ce2" table:number-columns-repeated="2"/>
          <table:table-cell table:style-name="ce11" table:number-columns-repeated="2"/>
          <table:table-cell table:style-name="ce2" table:number-columns-repeated="3"/>
        </table:table-row>
        <table:table-row table:style-name="ro3"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Ref</text:p>
          </table:table-cell>
          <table:table-cell table:style-name="ce13" office:value-type="string" calcext:value-type="string">
            <text:p>Qty</text:p>
          </table:table-cell>
          <table:table-cell table:style-name="ce13" office:value-type="string" calcext:value-type="string">
            <text:p>Value</text:p>
          </table:table-cell>
          <table:table-cell table:style-name="ce3" office:value-type="string" calcext:value-type="string">
            <text:p>Component number</text:p>
          </table:table-cell>
          <table:table-cell table:style-name="ce3" office:value-type="string" calcext:value-type="string">
            <text:p>Component Link</text:p>
          </table:table-cell>
          <table:table-cell table:style-name="ce3" office:value-type="string" calcext:value-type="string">
            <text:p>Comment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nterconnectIO_Box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0" office:value-type="string" calcext:value-type="string">
            <text:p>500-1000-010</text:p>
          </table:table-cell>
          <table:table-cell table:style-name="ce15" office:value-type="string" calcext:value-type="string">
            <text:p><text:a xlink:href="https://github.com/dlock8/InterconnectIO_Box" xlink:type="simple">https://github.com/dlock8/InterconnectIO_Box</text:a></text:p>
          </table:table-cell>
          <table:table-cell table:style-name="ce10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Selftest_Box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0" office:value-type="string" calcext:value-type="string">
            <text:p>500-1000-010</text:p>
          </table:table-cell>
          <table:table-cell table:style-name="ce15" office:value-type="string" calcext:value-type="string">
            <text:p><text:a xlink:href="https://github.com/dlock8/Selftest_Board" xlink:type="simple">https://github.com/dlock8/Selftest_Board</text:a></text:p>
          </table:table-cell>
          <table:table-cell table:style-name="ce10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DMM Harness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0" office:value-type="string" calcext:value-type="string">
            <text:p>TBD</text:p>
          </table:table-cell>
          <table:table-cell table:style-name="ce15" office:value-type="string" calcext:value-type="string">
            <text:p>Harness to connect on DMM</text:p>
          </table:table-cell>
          <table:table-cell table:style-name="ce10" office:value-type="string" calcext:value-type="string">
            <text:p><text:s/></text:p>
          </table:table-cell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PWR Harness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TBD <text:s/></text:p>
          </table:table-cell>
          <table:table-cell table:style-name="ce15" office:value-type="string" calcext:value-type="string">
            <text:p>Harness to connect to power supply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18,P19,P21,P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nc cable</text:p>
          </table:table-cell>
          <table:table-cell office:value-type="string" calcext:value-type="string">
            <text:p>BNC cable 50 ohm, 1 meter</text:p>
          </table:table-cell>
          <table:table-cell office:value-type="string" calcext:value-type="string">
            <text:p><text:a xlink:href="https://www.aliexpress.com/item/1005005417715961.html?spm=a2g0o.cart.0.0.6cff38dawVV3kD&amp;mp=1" xlink:type="simple">https://www.aliexpress.com/item/1005005417715961.html?spm=a2g0o.cart.0.0.6cff38dawVV3kD&amp;mp=1</text:a></text:p>
          </table:table-cell>
          <table:table-cell/>
        </table:table-row>
        <table:table-row table:style-name="ro2">
          <table:table-cell table:style-name="ce7"/>
          <table:table-cell/>
          <table:table-cell table:style-name="ce7"/>
          <table:table-cell table:number-columns-repeated="4"/>
        </table:table-row>
        <table:table-row table:style-name="ro2">
          <table:table-cell table:style-name="Default" table:number-columns-repeated="7"/>
        </table:table-row>
        <table:table-row table:style-name="ro4">
          <table:table-cell table:style-name="ce9" office:value-type="string" calcext:value-type="string" table:number-columns-spanned="7" table:number-rows-spanned="1">
            <text:p>MATING Connectors for reference (Optionnal)</text:p>
          </table:table-cell>
          <table:covered-table-cell table:number-columns-repeated="6" table:style-name="ce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 pins 3.81mm</text:p>
          </table:table-cell>
          <table:table-cell office:value-type="string" calcext:value-type="string">
            <text:p>plug, 5PCS,4P,3.81mm</text:p>
          </table:table-cell>
          <table:table-cell office:value-type="string" calcext:value-type="string">
            <text:p><text:a xlink:href="https://www.aliexpress.com/item/32880910367.html?spm=a2g0o.order_list.order_list_main.97.176818025xbVoN" xlink:type="simple">https://www.aliexpress.com/item/32880910367.html?spm=a2g0o.order_list.order_list_main.97.176818025xbVoN</text:a>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 pins 3.81mm</text:p>
          </table:table-cell>
          <table:table-cell office:value-type="string" calcext:value-type="string">
            <text:p>plug, 5PCS,6P,3.81mm</text:p>
          </table:table-cell>
          <table:table-cell office:value-type="string" calcext:value-type="string">
            <text:p><text:a xlink:href="https://www.aliexpress.com/item/32880910367.html?spm=a2g0o.cart.0.0.255038daF8f4Ji&amp;mp=1" xlink:type="simple">https://www.aliexpress.com/item/32880910367.html?spm=a2g0o.cart.0.0.255038daF8f4Ji&amp;mp=1</text:a>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 pins,5.08mm</text:p>
          </table:table-cell>
          <table:table-cell office:value-type="string" calcext:value-type="string">
            <text:p>Right angle, 5Pairs,4P</text:p>
          </table:table-cell>
          <table:table-cell office:value-type="string" calcext:value-type="string">
            <text:p><text:a xlink:href="https://www.aliexpress.com/item/1005001666625465.html?spm=a2g0o.cart.0.0.214838daHo7RzR&amp;mp=1" xlink:type="simple">https://www.aliexpress.com/item/1005001666625465.html?spm=a2g0o.cart.0.0.214838daHo7RzR&amp;mp=1</text:a>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x5pins,2.54mm</text:p>
          </table:table-cell>
          <table:table-cell office:value-type="string" calcext:value-type="string">
            <text:p>2x5p 10Pin</text:p>
          </table:table-cell>
          <table:table-cell office:value-type="string" calcext:value-type="string">
            <text:p><text:a xlink:href="https://www.aliexpress.com/item/1005005367851508.html?spm=a2g0o.cart.0.0.2cf438dabYVYbN&amp;mp=1" xlink:type="simple">https://www.aliexpress.com/item/1005005367851508.html?spm=a2g0o.cart.0.0.2cf438dabYVYbN&amp;mp=1</text:a>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18,P19,P21,P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nc cable</text:p>
          </table:table-cell>
          <table:table-cell office:value-type="string" calcext:value-type="string">
            <text:p>BNC cable 50 ohm, 1 meter</text:p>
          </table:table-cell>
          <table:table-cell office:value-type="string" calcext:value-type="string">
            <text:p><text:a xlink:href="https://www.aliexpress.com/item/1005005417715961.html?spm=a2g0o.cart.0.0.6cff38dawVV3kD&amp;mp=1" xlink:type="simple">https://www.aliexpress.com/item/1005005417715961.html?spm=a2g0o.cart.0.0.6cff38dawVV3kD&amp;mp=1</text:a>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P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 cable</text:p>
          </table:table-cell>
          <table:table-cell office:value-type="string" calcext:value-type="string">
            <text:p>Type A to B Male</text:p>
          </table:table-cell>
          <table:table-cell office:value-type="string" calcext:value-type="string">
            <text:p><text:a xlink:href="https://www.aliexpress.com/item/1005005507244620.html?spm=a2g0o.cart.0.0.32d438datJcCc8&amp;mp=1" xlink:type="simple">https://www.aliexpress.com/item/1005005507244620.html?spm=a2g0o.cart.0.0.32d438datJcCc8&amp;mp=1</text:a>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P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th Cable</text:p>
          </table:table-cell>
          <table:table-cell office:value-type="string" calcext:value-type="string">
            <text:p>White Ethernet Cable/China/1m</text:p>
          </table:table-cell>
          <table:table-cell office:value-type="string" calcext:value-type="string">
            <text:p><text:a xlink:href="https://www.aliexpress.com/item/33026678139.html?spm=a2g0o.cart.0.0.415138daTYDIeB&amp;mp=1" xlink:type="simple">https://www.aliexpress.com/item/33026678139.html?spm=a2g0o.cart.0.0.415138daTYDIeB&amp;mp=1</text:a></text:p>
          </table:table-cell>
          <table:table-cell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P1, P2, </text:p>
          </table:table-cell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9001-12961C00A</text:p>
          </table:table-cell>
          <table:table-cell table:style-name="ce10" office:value-type="string" calcext:value-type="string">
            <text:p>396-STR-F</text:p>
          </table:table-cell>
          <table:table-cell table:style-name="ce15" office:value-type="string" calcext:value-type="string">
            <text:p><text:a xlink:href="https://www.aliexpress.com/item/32808173331.html?spm=a2g0o.order_detail.order_detail_item.3.8a9af19cRF49dn" xlink:type="simple">https://www.aliexpress.com/item/32808173331.html?spm=a2g0o.order_detail.order_detail_item.3.8a9af19cRF49dn</text:a></text:p>
          </table:table-cell>
          <table:table-cell table:style-name="ce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2" style:volatile="true">
      <number:text loext:blank-width-char="-"> </number:text>
      <number:fill-character> </number:fill-character>
      <number:text>- _-</number:text>
    </number:number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text loext:blank-width-char="-"> </number:text>
      <number:currency-symbol/>
      <number:fill-character> </number:fill-character>
      <number:number number:decimal-places="0" number:min-decimal-places="0" number:min-integer-digits="1" number:grouping="true"/>
      <number:text> _-</number:text>
    </number:currency-style>
    <number:currency-style style:name="N137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_-</number:text>
    </number:currency-style>
    <number:currency-style style:name="N137P2" style:volatile="true">
      <number:text loext:blank-width-char="-"> </number:text>
      <number:currency-symbol/>
      <number:fill-character> </number:fill-character>
      <number:text>- _-</number:text>
    </number:currency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5P0" style:volatile="true">
      <number:text loext:blank-width-char="-"> </number:text>
      <number:currency-symbol/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45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45P2" style:volatile="true">
      <number:text loext:blank-width-char="-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-</number:text>
    </number:currency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hyperlink" loext:color-type="theme"/>
      </style:text-properties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43.18cm" fo:page-height="27.94cm" style:num-format="1" style:print-orientation="landscape" style:scale-to-pages="1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8">0000-00-00</text:date>, <text:time style:data-style-name="N2" text:time-value="14:42:54.06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30T20:13:07.694000000</meta:creation-date>
    <dc:date>2025-01-08T14:54:13.061000000</dc:date>
    <meta:editing-duration>P10DT23H47M49S</meta:editing-duration>
    <meta:editing-cycles>19</meta:editing-cycles>
    <meta:generator>LibreOffice/24.8.3.2$Windows_X86_64 LibreOffice_project/48a6bac9e7e268aeb4c3483fcf825c94556d9f92</meta:generator>
    <meta:print-date>2025-01-08T11:19:23.841000000</meta:print-date>
    <meta:document-statistic meta:table-count="1" meta:cell-count="85" meta:object-count="0"/>
  </office:meta>
</office:document-meta>
</file>